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2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4819in" fo:margin-left="-0.2111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5.1896in"/>
    </style:style>
    <style:style style:name="Table1.B" style:family="table-column">
      <style:table-column-properties style:column-width="2.2924in"/>
    </style:style>
    <style:style style:name="Table1.1" style:family="table-row">
      <style:table-row-properties style:min-row-height="1.2167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7.1208in" fo:keep-together="auto"/>
    </style:style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Standard">
      <style:paragraph-properties fo:margin-top="0in" fo:margin-bottom="0in" style:contextual-spacing="false" fo:line-height="115%" fo:padding="0in" fo:border="none"/>
      <style:text-properties fo:color="#000000" loext:opacity="100%" style:font-name="Open Sans" style:font-name-asian="Open Sans2" style:font-name-complex="Open Sans2"/>
    </style:style>
    <style:style style:name="P4" style:family="paragraph" style:parent-style-name="Standard">
      <style:paragraph-properties fo:margin-top="0in" fo:margin-bottom="0in" style:contextual-spacing="false" fo:line-height="115%" fo:padding="0in" fo:border="none"/>
      <style:text-properties fo:color="#000000" loext:opacity="100%" style:font-name="Open Sans" fo:font-weight="bold" style:font-name-asian="Open Sans2" style:font-weight-asian="bold" style:font-name-complex="Open Sans2"/>
    </style:style>
    <style:style style:name="P5" style:family="paragraph" style:parent-style-name="Standard">
      <style:paragraph-properties fo:margin-top="0in" fo:margin-bottom="0in" style:contextual-spacing="false" fo:line-height="115%" fo:padding="0in" fo:border="none"/>
      <style:text-properties fo:color="#3c78d8" loext:opacity="100%" style:font-name="Open Sans" fo:font-size="10pt" fo:font-weight="bold" style:font-name-asian="Open Sans2" style:font-size-asian="10pt" style:font-weight-asian="bold" style:font-name-complex="Open Sans2" style:font-size-complex="10pt"/>
    </style:style>
    <style:style style:name="P6" style:family="paragraph" style:parent-style-name="Standard">
      <style:paragraph-properties fo:margin-top="0in" fo:margin-bottom="0in" style:contextual-spacing="false" fo:line-height="115%" fo:padding="0in" fo:border="none"/>
      <style:text-properties fo:color="#4c4c4c" loext:opacity="100%" style:font-name="Fira Sans" style:font-name-asian="Open Sans2" style:font-name-complex="Open Sans2"/>
    </style:style>
    <style:style style:name="P7" style:family="paragraph" style:parent-style-name="Title">
      <style:paragraph-properties fo:line-height="100%" fo:padding="0in" fo:border="none"/>
      <style:text-properties fo:font-size="28pt" style:font-size-asian="28pt" style:font-size-complex="28pt"/>
    </style:style>
    <style:style style:name="P8" style:family="paragraph" style:parent-style-name="Heading_20_1">
      <style:paragraph-properties fo:line-height="115%" fo:padding="0in" fo:border="none"/>
    </style:style>
    <style:style style:name="P9" style:family="paragraph" style:parent-style-name="Heading_20_1">
      <style:paragraph-properties fo:line-height="115%" fo:padding="0in" fo:border="none"/>
      <style:text-properties officeooo:paragraph-rsid="00196c6c"/>
    </style:style>
    <style:style style:name="P10" style:family="paragraph" style:parent-style-name="Heading_20_3">
      <style:paragraph-properties fo:line-height="115%" fo:padding="0in" fo:border="none"/>
    </style:style>
    <style:style style:name="P11" style:family="paragraph" style:parent-style-name="Heading_20_2">
      <style:paragraph-properties fo:line-height="115%" fo:padding="0in" fo:border="none"/>
      <style:text-properties fo:color="#4c4c4c" loext:opacity="100%"/>
    </style:style>
    <style:style style:name="P12" style:family="paragraph" style:parent-style-name="Heading_20_2">
      <style:paragraph-properties fo:line-height="115%" fo:padding="0in" fo:border="none"/>
      <style:text-properties fo:color="#4c4c4c" loext:opacity="100%" officeooo:paragraph-rsid="00196c6c"/>
    </style:style>
    <style:style style:name="P13" style:family="paragraph" style:parent-style-name="Heading_20_2">
      <style:paragraph-properties fo:line-height="115%" fo:padding="0in" fo:border="none"/>
      <style:text-properties fo:color="#4c4c4c" loext:opacity="100%" officeooo:paragraph-rsid="0017cd74"/>
    </style:style>
    <style:style style:name="P14" style:family="paragraph" style:parent-style-name="Subtitle">
      <style:paragraph-properties fo:line-height="115%" fo:text-align="start" style:justify-single-word="false" fo:padding="0in" fo:border="none"/>
      <style:text-properties fo:color="#333333" loext:opacity="100%" style:font-name="Open Sans1" fo:font-size="10pt" style:font-size-asian="10pt" style:font-size-complex="10pt"/>
    </style:style>
    <style:style style:name="P15" style:family="paragraph" style:parent-style-name="Standard">
      <style:paragraph-properties fo:line-height="115%" fo:padding="0in" fo:border="none"/>
      <style:text-properties fo:font-style="italic" fo:font-weight="normal" officeooo:paragraph-rsid="0017cd74" style:font-style-asian="italic" style:font-weight-asian="normal"/>
    </style:style>
    <style:style style:name="P16" style:family="paragraph" style:parent-style-name="Standard">
      <style:paragraph-properties fo:line-height="115%" fo:padding="0in" fo:border="none" style:writing-mode="lr-tb"/>
      <style:text-properties fo:color="#666666" loext:opacity="100%" fo:font-style="normal" fo:font-weight="normal" officeooo:rsid="001a09fc" officeooo:paragraph-rsid="00196c6c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15%" fo:padding="0in" fo:border="none" style:writing-mode="lr-tb"/>
      <style:text-properties fo:color="#4c4c4c" loext:opacity="100%" style:font-name="Merriweather" fo:font-style="normal" fo:font-weight="normal" officeooo:rsid="001a09fc" officeooo:paragraph-rsid="001a46e8" style:font-name-asian="Merriweather1" style:font-style-asian="normal" style:font-weight-asian="normal" style:font-name-complex="Merriweather1" style:font-style-complex="normal" style:font-weight-complex="normal"/>
    </style:style>
    <style:style style:name="P18" style:family="paragraph" style:parent-style-name="Heading_20_3">
      <style:paragraph-properties fo:line-height="115%"/>
    </style:style>
    <style:style style:name="P19" style:family="paragraph" style:parent-style-name="Standard">
      <style:paragraph-properties fo:margin-left="0in" fo:margin-right="0.2083in" fo:margin-top="0.222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0.2083in" fo:margin-top="0.0835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0.2083in" fo:margin-top="0.0835in" fo:margin-bottom="0in" style:contextual-spacing="false" fo:line-height="115%" fo:text-align="start" style:justify-single-word="false" fo:orphans="0" fo:widows="0" fo:text-indent="0in" style:auto-text-indent="false" fo:padding="0in" fo:border="none"/>
    </style:style>
    <style:style style:name="P22" style:family="paragraph" style:parent-style-name="Standard">
      <style:paragraph-properties fo:margin-top="0.0835in" fo:margin-bottom="0in" style:contextual-spacing="false" fo:line-height="115%" fo:padding="0in" fo:border="none"/>
    </style:style>
    <style:style style:name="P23" style:family="paragraph" style:parent-style-name="Heading_20_2">
      <style:paragraph-properties fo:line-height="115%"/>
      <style:text-properties fo:color="#4c4c4c" loext:opacity="100%"/>
    </style:style>
    <style:style style:name="P24" style:family="paragraph" style:parent-style-name="Heading_20_3">
      <style:paragraph-properties fo:line-height="115%"/>
    </style:style>
    <style:style style:name="P25" style:family="paragraph" style:parent-style-name="Heading_20_3">
      <style:paragraph-properties fo:line-height="115%"/>
      <style:text-properties officeooo:paragraph-rsid="0020ec10"/>
    </style:style>
    <style:style style:name="P26" style:family="paragraph" style:parent-style-name="Standard" style:master-page-name="Standard"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27" style:family="paragraph" style:parent-style-name="Standard">
      <style:paragraph-properties fo:line-height="115%"/>
      <style:text-properties officeooo:paragraph-rsid="00196c6c"/>
    </style:style>
    <style:style style:name="P28" style:family="paragraph" style:parent-style-name="Standard" style:list-style-name="WWNum1">
      <style:paragraph-properties fo:margin-left="0in" fo:margin-right="0.2083in" fo:margin-top="0.222in" fo:margin-bottom="0in" style:contextual-spacing="false" fo:line-height="115%" fo:text-align="start" style:justify-single-word="false" fo:text-indent="0in" style:auto-text-indent="false" fo:padding="0in" fo:border="none"/>
      <style:text-properties officeooo:paragraph-rsid="0018b175"/>
    </style:style>
    <style:style style:name="P29" style:family="paragraph" style:parent-style-name="Standard" style:list-style-name="WWNum1">
      <style:paragraph-properties fo:margin-left="0in" fo:margin-right="0.2083in" fo:margin-top="0in" fo:margin-bottom="0in" style:contextual-spacing="false" fo:line-height="115%" fo:text-align="start" style:justify-single-word="false" fo:text-indent="0in" style:auto-text-indent="false" fo:padding="0in" fo:border="none"/>
    </style:style>
    <style:style style:name="P30" style:family="paragraph" style:parent-style-name="Standard" style:list-style-name="WWNum1">
      <style:paragraph-properties fo:margin-left="0in" fo:margin-right="0.2083in" fo:margin-top="0in" fo:margin-bottom="0in" style:contextual-spacing="false" fo:line-height="115%" fo:text-align="start" style:justify-single-word="false" fo:text-indent="0in" style:auto-text-indent="false" fo:padding="0in" fo:border="none"/>
      <style:text-properties officeooo:paragraph-rsid="00196c6c"/>
    </style:style>
    <style:style style:name="P31" style:family="paragraph" style:parent-style-name="Standard">
      <style:paragraph-properties fo:line-height="115%" fo:padding="0in" fo:border="none" style:writing-mode="lr-tb"/>
      <style:text-properties fo:color="#2079c7" loext:opacity="100%" style:font-name="Open Sans1" fo:font-style="normal" fo:font-weight="bold" officeooo:rsid="00196c6c" officeooo:paragraph-rsid="001a46e8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margin-top="0.0835in" fo:margin-bottom="0in" style:contextual-spacing="false" fo:line-height="115%" fo:padding="0in" fo:border="none"/>
      <style:text-properties officeooo:paragraph-rsid="0020ec10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/>
    </style:style>
    <style:style style:name="T3" style:family="text">
      <style:text-properties style:font-name="Merriweather" fo:font-size="9pt" style:font-name-asian="Merriweather1" style:font-size-asian="9pt" style:font-name-complex="Merriweather1" style:font-size-complex="9pt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18b175"/>
    </style:style>
    <style:style style:name="T6" style:family="text">
      <style:text-properties officeooo:rsid="00196c6c"/>
    </style:style>
    <style:style style:name="T7" style:family="text">
      <style:text-properties fo:color="#4c4c4c" loext:opacity="100%" fo:font-weight="bold" style:font-weight-asian="bold"/>
    </style:style>
    <style:style style:name="T8" style:family="text">
      <style:text-properties fo:color="#666666" loext:opacity="100%"/>
    </style:style>
    <style:style style:name="T9" style:family="text">
      <style:text-properties fo:color="#666666" loext:opacity="100%" fo:font-style="italic" fo:font-weight="normal" style:font-style-asian="italic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bookmark text:name="_x8fm1uorkbaw"/>Sarath Sasi</text:p>
            <text:p text:style-name="P7"><text:bookmark text:name="_izxtuyc4go5o"/>Godavarthi</text:p>
            <text:p text:style-name="P2"/>
            <text:p text:style-name="P14"><text:bookmark text:name="_1vo1pxtvvwmp"/>The technical complexity of Bio-Sciences, their life sustaining capabilities, coupled with the composite ground of Coding, inspire in me a passion for Biotechnology and its diverse applications.</text:p>
          </table:table-cell>
          <table:table-cell table:style-name="Table1.A1" office:value-type="string">
            <text:p text:style-name="P6">Plot 129 VP Colony</text:p>
            <text:p text:style-name="P6">Poranki</text:p>
            <text:p text:style-name="P6">Vijayawada - 521137</text:p>
            <text:p text:style-name="P3"/>
            <text:p text:style-name="P5">(+91) 9952905591</text:p>
            <text:p text:style-name="P5">sarathsasi.g@gmail.com</text:p>
            <text:p text:style-name="P4"/>
          </table:table-cell>
        </table:table-row>
        <table:table-row table:style-name="Table1.2">
          <table:table-cell table:style-name="Table1.A1" office:value-type="string">
            <text:p text:style-name="P8"><text:bookmark text:name="_y7d3xdxnr44m"/>EDUCATION</text:p>
            <text:p text:style-name="P11"><text:bookmark text:name="_rfgvkg2ifhfd"/>Sathyabama University, <text:span text:style-name="T1">Chennai— </text:span><text:span text:style-name="T2">B.E. in Biotechnology </text:span></text:p>
            <text:p text:style-name="P10"><text:bookmark text:name="_n64fgzu3lwuy"/>2015 - 2020, <text:span text:style-name="T3">Secured 70%.</text:span></text:p>
            <text:p text:style-name="P11"><text:bookmark text:name="_wj0puh61kxsr"/>Sri Chaitanya Co-Ed Jr.College, <text:span text:style-name="T1">Vijayawada — </text:span><text:span text:style-name="T2">BiPC</text:span></text:p>
            <text:p text:style-name="P10"><text:bookmark text:name="_8hk593fs3sag"/>2012 - 2014, <text:span text:style-name="T3">Secured 81%.</text:span></text:p>
            <text:p text:style-name="P9"><text:bookmark text:name="_yk8luflkpwij"/>AREA OF INTEREST </text:p>
            <text:p text:style-name="P12"><text:bookmark text:name="_6wymnhinx9q5"/>Pharmacovigilance</text:p>
            <text:p text:style-name="P10"><text:bookmark text:name="_7vtcyzeczjot"/>MEDICAL CODING, MEDICAL TRANSCRIPTION</text:p>
            <text:p text:style-name="P22">Personal inclination towards pharmacovigilance led me to take up minor <text:s/>independent theoretical research projects over the years.</text:p>
            <text:p text:style-name="P23"><text:bookmark text:name="_4ub5ptr3volz"/>Biotechnology</text:p>
            <text:p text:style-name="P18">BIOTECHNOLOGY,<text:span text:style-name="T5">BIOINFORMATICS</text:span></text:p>
            <text:p text:style-name="P22">With a deep interest in Genome Sequencing, I conducted a research project that studied the Ray Fish in my Undergraduate Studies.</text:p>
            <text:p text:style-name="P23"><text:bookmark text:name="_z495eyhcbv3l"/>Coding</text:p>
            <text:p text:style-name="P18"><text:bookmark text:name="_8o60nxoretrr"/>OPEN SOURCE SOFTWARE, CODING, WEB SCRAPING, WEB DESIGN</text:p>
            <text:p text:style-name="P27">I wrote an interface communication between Telegram and Amazon Cloud Services to convert image data into text, supported by raspberry pi.</text:p>
            <text:p text:style-name="P9"><text:bookmark text:name="_jhv78pp9wtzd"/>PROJECT</text:p>
            <text:p text:style-name="P13"><text:bookmark text:name="_vm051rmyhoww"/><text:span text:style-name="T8">Genome Sequencing and Analysis of Ray Fish Using Illumina Nextseq500 Platform</text:span> <text:span text:style-name="T1">— </text:span><text:span text:style-name="T9">Positive Results</text:span></text:p>
            <text:p text:style-name="P15"/>
            <text:p text:style-name="P16"/>
          </table:table-cell>
          <table:table-cell table:style-name="Table1.A1" office:value-type="string">
            <text:p text:style-name="P8"><text:bookmark text:name="_ca0awj8022e2"/>TECHNICAL SKILLS</text:p>
            <text:list xml:id="list2978498717" text:style-name="WWNum1">
              <text:list-header>
                <text:p text:style-name="P28"><text:span text:style-name="T4">Coding</text:span> : <text:span text:style-name="T6">P</text:span>ython <text:span text:style-name="T6">A</text:span>utomation and <text:span text:style-name="T6">W</text:span>eb <text:span text:style-name="T6">D</text:span>esign</text:p>
                <text:p text:style-name="P29"><text:span text:style-name="T4">System Administration : </text:span>Open Source Software; Linux</text:p>
                <text:p text:style-name="P29"><text:span text:style-name="T4">Programming Languages : </text:span>HTML5, CSS3, Python, JavaScript</text:p>
                <text:p text:style-name="P30"><text:span text:style-name="T4">Audio Video Processing : </text:span>AV Editing</text:p>
              </text:list-header>
            </text:list>
            <text:p text:style-name="P8"><text:bookmark text:name="_tuxh7mwdaxox"/>PERSONAL STRENGTHS </text:p>
            <text:p text:style-name="P19"><text:span text:style-name="T7">Logical Deduction</text:span><text:span text:style-name="T4"> </text:span>Mathematical and coding skills, logic and judgement are my strong suit.</text:p>
            <text:p text:style-name="P20"><text:span text:style-name="T7">Accuracy and Precision </text:span>Excellent information input and output skills. All works will be thrice edited. </text:p>
            <text:p text:style-name="P20"><text:span text:style-name="T7">Data Interpretation</text:span><text:span text:style-name="T4"> <text:s text:c="13"/></text:span>Good interpretation skills. Accurate data information reproduction. </text:p>
            <text:p text:style-name="P20"><text:span text:style-name="T7">Communication Skills</text:span><text:span text:style-name="T4"> <text:s text:c="5"/></text:span><text:s/>Adept at business, technical and conversational English. Can be a team member, or lead a team. </text:p>
            <text:p text:style-name="P21"/>
            <text:p text:style-name="P31">LANGUAGES</text:p>
            <text:p text:style-name="P17"><text:bookmark text:name="_cxxkes25b26"/>English, Telugu, Hindi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2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666666" loext:opacity="100%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66666" loext:opacity="100%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style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style:contextual-spacing="false" fo:line-height="100%" fo:break-before="auto" fo:break-after="auto"/>
      <style:text-properties fo:color="#2079c7" loext:opacity="100%" style:font-name="Open Sans" fo:font-family="'Open Sans'" style:font-family-generic="roman" style:font-pitch="variable" fo:font-weight="bold" style:font-name-asian="Open Sans2" style:font-family-asian="'Open Sans'" style:font-family-generic-asian="system" style:font-pitch-asian="variable" style:font-weight-asian="bold" style:font-name-complex="Open Sans2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style:contextual-spacing="false" fo:line-height="100%" fo:keep-together="always" fo:break-before="auto" fo:break-after="auto" fo:keep-with-next="always"/>
      <style:text-properties fo:color="#000000" loext:opacity="100%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style:contextual-spacing="false" fo:line-height="100%" fo:keep-together="always" fo:break-before="auto" fo:break-after="auto" fo:keep-with-next="always"/>
      <style:text-properties fo:color="#666666" loext:opacity="100%" style:font-name="Open Sans" fo:font-family="'Open Sans'" style:font-family-generic="roman" style:font-pitch="variable" fo:font-size="8pt" style:font-name-asian="Open Sans2" style:font-family-asian="'Open Sans'" style:font-family-generic-asian="system" style:font-pitch-asian="variable" style:font-size-asian="8pt" style:font-name-complex="Open Sans2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style:contextual-spacing="false" fo:line-height="100%" fo:break-before="auto" fo:break-after="auto"/>
      <style:text-properties fo:color="#000000" loext:opacity="100%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style:contextual-spacing="false" fo:line-height="115%" fo:break-before="auto" fo:break-after="auto"/>
      <style:text-properties fo:color="#000000" loext:opacity="100%" style:font-name="Open Sans" fo:font-family="'Open Sans'" style:font-family-generic="roman" style:font-pitch="variable" style:font-name-asian="Open Sans2" style:font-family-asian="'Open Sans'" style:font-family-generic-asian="system" style:font-pitch-asian="variable" style:font-name-complex="Open Sans2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508in" style:type="center"/>
          <style:tab-stop style:position="7.301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508in" style:type="center"/>
          <style:tab-stop style:position="7.301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508in" style:type="center"/>
          <style:tab-stop style:position="7.3016in" style:type="right"/>
        </style:tab-stops>
      </style:paragraph-properties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1-08-28T11:23:54.653547425</dc:date>
    <meta:editing-duration>PT9M43S</meta:editing-duration>
    <meta:editing-cycles>6</meta:editing-cycles>
    <meta:document-statistic meta:table-count="1" meta:image-count="0" meta:object-count="0" meta:page-count="1" meta:paragraph-count="37" meta:word-count="250" meta:character-count="1795" meta:non-whitespace-character-count="1558"/>
  </office:meta>
</office:document-meta>
</file>